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8A0000015B62FD001C.svm" manifest:media-type=""/>
  <manifest:file-entry manifest:full-path="Pictures/20000001000000FE0000010792E406B8.svm" manifest:media-type=""/>
  <manifest:file-entry manifest:full-path="Pictures/20000001000000F6000001426FFCD15A.svm" manifest:media-type=""/>
  <manifest:file-entry manifest:full-path="Pictures/2000034900004F1D00003B56DC13C66F.wmf" manifest:media-type=""/>
  <manifest:file-entry manifest:full-path="Pictures/20000001000006560000031213121A00.svm" manifest:media-type=""/>
  <manifest:file-entry manifest:full-path="Pictures/200000010000018E0000013120AAD0F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marker-end="Arrow" draw:marker-end-width="0.051cm" draw:textarea-horizontal-align="center" draw:textarea-vertical-align="middle"/>
    </style:style>
    <style:style style:name="gr6" style:family="graphic" style:parent-style-name="standard">
      <style:graphic-properties TexMathsArgs="12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q_j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C_j=\frac{\Delta Q_j}{\Delta V_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5.078cm" svg:height="3.809cm" svg:x="0.503cm" svg:y="0.419cm">
          <draw:image xlink:href="Pictures/2000034900004F1D00003B56DC13C66F.wmf" xlink:type="simple" xlink:show="embed" xlink:actuate="onLoad">
            <text:p/>
          </draw:image>
          <draw:glue-point draw:id="4" svg:x="2.461cm" svg:y="-3.339cm"/>
        </draw:frame>
        <draw:frame draw:style-name="gr2" draw:text-style-name="P2" draw:layer="layout" svg:width="1.709cm" svg:height="0.696cm" svg:x="5.558cm" svg:y="3.363cm">
          <draw:text-box>
            <text:p><text:span text:style-name="T1">الٹی برقی دباؤ</text:span></text:p>
          </draw:text-box>
        </draw:frame>
        <draw:frame draw:style-name="gr2" draw:text-style-name="P2" draw:layer="layout" svg:width="1.035cm" svg:height="0.696cm" svg:x="0.5cm" svg:y="0.295cm">
          <draw:text-box>
            <text:p><text:span text:style-name="T1">چارج</text:span></text:p>
          </draw:text-box>
        </draw:frame>
        <draw:line draw:style-name="gr3" draw:text-style-name="P1" draw:layer="layout" svg:x1="3.52cm" svg:y1="1.438cm" svg:x2="3.52cm" svg:y2="3.73cm">
          <text:p/>
        </draw:line>
        <draw:line draw:style-name="gr3" draw:text-style-name="P1" xml:id="id2" draw:id="id2" draw:layer="layout" svg:x1="1.639cm" svg:y1="1.435cm" svg:x2="3.525cm" svg:y2="1.435cm">
          <text:p/>
        </draw:line>
        <draw:frame draw:style-name="gr2" draw:text-style-name="P2" xml:id="id1" draw:id="id1" draw:layer="layout" svg:width="1.514cm" svg:height="0.696cm" svg:x="4.892cm" svg:y="1.921cm">
          <draw:text-box>
            <text:p><text:span text:style-name="T1">نقطہ مائل</text:span><text:span text:style-name="T1"> </text:span></text:p>
          </draw:text-box>
        </draw:frame>
        <draw:connector draw:style-name="gr4" draw:text-style-name="P1" draw:layer="layout" draw:type="curve" draw:line-skew="-0.178cm" svg:x1="4.892cm" svg:y1="2.269cm" svg:x2="3.525cm" svg:y2="1.435cm" draw:start-shape="id1" draw:start-glue-point="3" draw:end-shape="id2" draw:end-glue-point="1" svg:d="m4892 2269c-1291 0-608-834-1367-834">
          <text:p/>
        </draw:connector>
        <draw:frame draw:style-name="gr2" draw:text-style-name="P2" xml:id="id3" draw:id="id3" draw:layer="layout" svg:width="1.145cm" svg:height="0.696cm" svg:x="2.413cm" svg:y="0.361cm">
          <draw:text-box>
            <text:p><text:span text:style-name="T1">ڈھلوان</text:span></text:p>
          </draw:text-box>
        </draw:frame>
        <draw:connector draw:style-name="gr5" draw:text-style-name="P1" draw:layer="layout" draw:type="curve" draw:line-skew="-2.254cm 0.943cm" svg:x1="3.558cm" svg:y1="0.709cm" svg:x2="4.291cm" svg:y2="1.052cm" draw:start-shape="id3" draw:start-glue-point="1" draw:end-shape="id4" draw:end-glue-point="4" svg:d="m3558 709c403 0 336 48 418 41s315-70 315 302">
          <text:p/>
        </draw:connector>
        <draw:frame draw:style-name="gr6" draw:text-style-name="P1" draw:layer="layout" svg:width="0.294cm" svg:height="0.385cm" svg:x="1.19cm" svg:y="1.221cm">
          <draw:image xlink:href="Pictures/20000001000000F6000001426FFCD15A.svm" xlink:type="simple" xlink:show="embed" xlink:actuate="onLoad">
            <text:p/>
          </draw:image>
        </draw:frame>
        <draw:frame draw:style-name="gr7" draw:text-style-name="P1" draw:layer="layout" svg:width="0.476cm" svg:height="0.365cm" svg:x="5.19cm" svg:y="3.542cm">
          <draw:image xlink:href="Pictures/200000010000018E0000013120AAD0F3.svm" xlink:type="simple" xlink:show="embed" xlink:actuate="onLoad">
            <text:p/>
          </draw:image>
        </draw:frame>
        <draw:frame draw:style-name="gr8" draw:text-style-name="P1" draw:layer="layout" svg:width="0.472cm" svg:height="0.415cm" svg:x="3.32cm" svg:y="3.878cm">
          <draw:image xlink:href="Pictures/200000010000018A0000015B62FD001C.svm" xlink:type="simple" xlink:show="embed" xlink:actuate="onLoad">
            <text:p/>
          </draw:image>
        </draw:frame>
        <draw:frame draw:style-name="gr9" draw:text-style-name="P1" draw:layer="layout" svg:width="0.304cm" svg:height="0.314cm" svg:x="1.544cm" svg:y="0.386cm">
          <draw:image xlink:href="Pictures/20000001000000FE0000010792E406B8.svm" xlink:type="simple" xlink:show="embed" xlink:actuate="onLoad">
            <text:p/>
          </draw:image>
        </draw:frame>
        <draw:frame draw:style-name="gr10" draw:text-style-name="P1" draw:layer="layout" svg:width="1.945cm" svg:height="0.942cm" svg:x="6.336cm" svg:y="0.53cm">
          <draw:image xlink:href="Pictures/20000001000006560000031213121A0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6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6T15:22:24</dc:date>
    <dc:creator>kkk </dc:creator>
    <meta:editing-duration>PT2M10S</meta:editing-duration>
    <meta:editing-cycles>2</meta:editing-cycles>
    <meta:generator>LibreOffice/3.3$Linux LibreOffice_project/330m19$Build-401</meta:generator>
    <meta:document-statistic meta:object-count="14"/>
  </office:meta>
</office:document-meta>
</file>